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10000008FDFBD5D1D5CF9F62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fo:background-color="transparent" style:writing-mode="lr-tb">
        <style:background-image/>
      </style:table-properties>
    </style:style>
    <style:style style:name="Tableau1.A" style:family="table-column">
      <style:table-column-properties style:column-width="13.907cm"/>
    </style:style>
    <style:style style:name="Tableau1.B" style:family="table-column">
      <style:table-column-properties style:column-width="2.688cm"/>
    </style:style>
    <style:style style:name="Tableau1.1" style:family="table-row">
      <style:table-row-properties style:min-row-height="1.101cm" fo:background-color="transparent" fo:keep-together="auto">
        <style:background-image/>
      </style:table-row-properties>
    </style:style>
    <style:style style:name="Tableau1.A1" style:family="table-cell">
      <style:table-cell-properties fo:background-color="#ffffff" fo:padding-left="0.191cm" fo:padding-right="0.3cm" fo:padding-top="0cm" fo:padding-bottom="0cm" fo:border-left="0.05pt solid #000000" fo:border-right="none" fo:border-top="0.05pt solid #000000" fo:border-bottom="0.05pt solid #000000">
        <style:background-image/>
      </style:table-cell-properties>
    </style:style>
    <style:style style:name="Tableau1.B1" style:family="table-cell">
      <style:table-cell-properties fo:background-color="#ffffff" fo:padding-left="0.191cm" fo:padding-right="0.3cm" fo:padding-top="0cm" fo:padding-bottom="0cm" fo:border="0.05pt solid #000000">
        <style:background-image/>
      </style:table-cell-properties>
    </style:style>
    <style:style style:name="Tableau1.2" style:family="table-row">
      <style:table-row-properties style:min-row-height="1.106cm" fo:background-color="transparent" fo:keep-together="auto">
        <style:background-image/>
      </style:table-row-properties>
    </style:style>
    <style:style style:name="Tableau1.A2" style:family="table-cell">
      <style:table-cell-properties fo:background-color="#ffffff" fo:padding-left="0.191cm" fo:padding-right="0.3cm" fo:padding-top="0cm" fo:padding-bottom="0cm" fo:border-left="0.05pt solid #000000" fo:border-right="none" fo:border-top="none" fo:border-bottom="0.05pt solid #000000">
        <style:background-image/>
      </style:table-cell-properties>
    </style:style>
    <style:style style:name="Tableau1.B2" style:family="table-cell">
      <style:table-cell-properties fo:background-color="#ffffff" fo:padding-left="0.191cm" fo:padding-right="0.3cm" fo:padding-top="0cm" fo:padding-bottom="0cm" fo:border-left="0.05pt solid #000000" fo:border-right="0.05pt solid #000000" fo:border-top="none" fo:border-bottom="0.05pt solid #000000">
        <style:background-image/>
      </style:table-cell-properties>
    </style:style>
    <style:style style:name="Tableau2" style:family="table">
      <style:table-properties style:width="16.251cm" fo:margin-top="0cm" fo:margin-bottom="0cm" table:align="center" fo:background-color="transparent" style:writing-mode="lr-tb">
        <style:background-image/>
      </style:table-properties>
    </style:style>
    <style:style style:name="Tableau2.A" style:family="table-column">
      <style:table-column-properties style:column-width="4.06cm"/>
    </style:style>
    <style:style style:name="Tableau2.B" style:family="table-column">
      <style:table-column-properties style:column-width="4.062cm"/>
    </style:style>
    <style:style style:name="Tableau2.C" style:family="table-column">
      <style:table-column-properties style:column-width="4.064cm"/>
    </style:style>
    <style:style style:name="Tableau2.1" style:family="table-row">
      <style:table-row-properties fo:background-color="transparent" fo:keep-together="auto">
        <style:background-image/>
      </style:table-row-properties>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5pt outset #000000">
        <style:background-image/>
      </style:table-cell-properties>
    </style:style>
    <style:style style:name="Tableau2.B1" style:family="table-cell">
      <style:table-cell-properties fo:background-color="#e4ddff" fo:padding-left="0.191cm" fo:padding-right="0.191cm" fo:padding-top="0cm" fo:padding-bottom="0cm" fo:border-left="1.5pt outset #000000" fo:border-right="none" fo:border-top="1.5pt groove #000000" fo:border-bottom="1.5pt outset #000000">
        <style:background-image/>
      </style:table-cell-properties>
    </style:style>
    <style:style style:name="Tableau2.D1" style:family="table-cell">
      <style:table-cell-properties fo:background-color="#e4ddff" fo:padding-left="0.191cm" fo:padding-right="0.191cm" fo:padding-top="0cm" fo:padding-bottom="0cm" fo:border-left="1.5pt outset #000000" fo:border-right="1.5pt groove #000000" fo:border-top="1.5pt groove #000000" fo:border-bottom="1.5pt outset #000000">
        <style:background-image/>
      </style:table-cell-properties>
    </style:style>
    <style:style style:name="Tableau2.A2" style:family="table-cell">
      <style:table-cell-properties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2" style:family="table-cell">
      <style:table-cell-properties fo:background-color="transparent" fo:padding-left="0.191cm" fo:padding-right="0.191cm" fo:padding-top="0cm" fo:padding-bottom="0cm" fo:border-left="1.5pt outset #000000" fo:border-right="none" fo:border-top="none" fo:border-bottom="1.5pt groove #000000">
        <style:background-image/>
      </style:table-cell-properties>
    </style:style>
    <style:style style:name="Tableau2.D2" style:family="table-cell">
      <style:table-cell-properties fo:background-color="transparent" fo:padding-left="0.191cm" fo:padding-right="0.191cm" fo:padding-top="0cm" fo:padding-bottom="0cm" fo:border-left="1.5pt outset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Arial"/>
    </style:style>
    <style:style style:name="P3" style:family="paragraph" style:parent-style-name="Standard">
      <style:text-properties fo:color="#000000" style:font-name="Arial" officeooo:paragraph-rsid="00113cee"/>
    </style:style>
    <style:style style:name="P4" style:family="paragraph" style:parent-style-name="Standard">
      <style:text-properties fo:color="#000000" style:font-name="Arial" fo:font-size="16pt" fo:font-weight="bold" officeooo:rsid="00317939" officeooo:paragraph-rsid="003183fc" style:font-size-asian="14pt" style:font-weight-asian="bold" style:font-size-complex="16pt" style:font-weight-complex="bold"/>
    </style:style>
    <style:style style:name="P5" style:family="paragraph" style:parent-style-name="Standard">
      <style:text-properties fo:color="#000000" style:font-name="Arial" fo:font-size="16pt" fo:font-weight="bold" officeooo:rsid="00317939" officeooo:paragraph-rsid="0040e816" style:font-size-asian="14pt" style:font-weight-asian="bold" style:font-size-complex="16pt" style:font-weight-complex="bold"/>
    </style:style>
    <style:style style:name="P6" style:family="paragraph" style:parent-style-name="TA_20_Element_20_Clair_20_centré">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text-properties officeooo:paragraph-rsid="0015fe98"/>
    </style:style>
    <style:style style:name="P9" style:family="paragraph" style:parent-style-name="Standard">
      <style:paragraph-properties fo:margin-top="0cm" fo:margin-bottom="0cm" loext:contextual-spacing="false" fo:line-height="100%"/>
      <style:text-properties officeooo:paragraph-rsid="0017e4df"/>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100%" fo:text-align="center" style:justify-single-word="false"/>
      <style:text-properties officeooo:paragraph-rsid="00241831"/>
    </style:style>
    <style:style style:name="P12" style:family="paragraph" style:parent-style-name="Standard">
      <style:paragraph-properties fo:margin-top="0cm" fo:margin-bottom="0cm" loext:contextual-spacing="false" fo:line-height="100%" fo:text-align="start" style:justify-single-word="false"/>
      <style:text-properties officeooo:paragraph-rsid="0015fe98"/>
    </style:style>
    <style:style style:name="P13" style:family="paragraph" style:parent-style-name="Standard">
      <style:paragraph-properties fo:margin-top="0cm" fo:margin-bottom="0cm" loext:contextual-spacing="false" fo:line-height="100%"/>
      <style:text-properties officeooo:paragraph-rsid="001f992a"/>
    </style:style>
    <style:style style:name="P14" style:family="paragraph" style:parent-style-name="Standard">
      <style:paragraph-properties fo:margin-top="0cm" fo:margin-bottom="0cm" loext:contextual-spacing="false" fo:line-height="100%"/>
      <style:text-properties officeooo:paragraph-rsid="002b7be4"/>
    </style:style>
    <style:style style:name="P15" style:family="paragraph" style:parent-style-name="Standard">
      <style:paragraph-properties fo:margin-top="0cm" fo:margin-bottom="0cm" loext:contextual-spacing="false" fo:line-height="100%"/>
      <style:text-properties fo:color="#000000" style:font-name="Arial"/>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Arial" fo:font-size="20pt" fo:font-weight="bold" officeooo:rsid="0037653c" officeooo:paragraph-rsid="003dc44f" style:font-size-asian="20pt" style:font-weight-asian="bold" style:font-size-complex="20pt" style:font-weight-complex="bold"/>
    </style:style>
    <style:style style:name="P17" style:family="paragraph" style:parent-style-name="Standard">
      <style:paragraph-properties fo:margin-top="0cm" fo:margin-bottom="0cm" loext:contextual-spacing="false" fo:line-height="100%" fo:text-align="center" style:justify-single-word="false"/>
      <style:text-properties fo:color="#000000" style:font-name="Arial" fo:font-size="20pt" fo:font-weight="bold" officeooo:rsid="0015fe98" officeooo:paragraph-rsid="003dc44f" style:font-size-asian="20pt" style:font-weight-asian="bold" style:font-size-complex="20pt" style:font-weight-complex="bold"/>
    </style:style>
    <style:style style:name="P18" style:family="paragraph" style:parent-style-name="TA_20_Titre">
      <style:paragraph-properties fo:margin-top="0cm" fo:margin-bottom="0cm" loext:contextual-spacing="false" fo:line-height="100%" fo:text-align="center" style:justify-single-word="false"/>
      <style:text-properties fo:color="#000000" style:font-name="Arial" fo:font-size="20pt" fo:font-weight="bold" officeooo:rsid="0015fe98" officeooo:paragraph-rsid="0015fe98" style:font-size-asian="20pt" style:font-weight-asian="bold" style:font-size-complex="20pt" style:font-weight-complex="bold"/>
    </style:style>
    <style:style style:name="P19" style:family="paragraph" style:parent-style-name="TA_20_Titre">
      <style:paragraph-properties fo:margin-top="0cm" fo:margin-bottom="0cm" loext:contextual-spacing="false" fo:line-height="100%" fo:text-align="center" style:justify-single-word="false"/>
      <style:text-properties fo:color="#000000" style:font-name="Arial" fo:font-size="24pt" fo:font-weight="bold" officeooo:rsid="003763e7" officeooo:paragraph-rsid="003dc44f" style:font-size-asian="24pt" style:font-weight-asian="bold" style:font-size-complex="24pt" style:font-weight-complex="bold"/>
    </style:style>
    <style:style style:name="P20" style:family="paragraph" style:parent-style-name="TA_20_Text_20_centré">
      <style:text-properties officeooo:paragraph-rsid="00229266"/>
    </style:style>
    <style:style style:name="P21" style:family="paragraph" style:parent-style-name="TA_20_Text_20_centré">
      <style:text-properties officeooo:paragraph-rsid="00241831"/>
    </style:style>
    <style:style style:name="P22" style:family="paragraph" style:parent-style-name="TA_20_Text_20_centré">
      <style:text-properties officeooo:paragraph-rsid="002e2124"/>
    </style:style>
    <style:style style:name="P23" style:family="paragraph" style:parent-style-name="Standard" style:master-page-name="Standard">
      <style:paragraph-properties fo:margin-top="0cm" fo:margin-bottom="0cm" loext:contextual-spacing="false" fo:line-height="100%" style:page-number="auto"/>
      <style:text-properties fo:color="#000000" style:font-name="Arial"/>
    </style:style>
    <style:style style:name="P24" style:family="paragraph" style:parent-style-name="Standard">
      <style:paragraph-properties fo:margin-top="0cm" fo:margin-bottom="0cm" loext:contextual-spacing="false" fo:line-height="100%"/>
      <style:text-properties officeooo:paragraph-rsid="0053e67d"/>
    </style:style>
    <style:style style:name="P25" style:family="paragraph" style:parent-style-name="Standard" style:list-style-name="L1">
      <style:text-properties fo:color="#000000" style:font-name="Arial" fo:font-size="16pt" fo:font-weight="bold" officeooo:rsid="00317939" officeooo:paragraph-rsid="0040e816" style:font-size-asian="14pt" style:font-weight-asian="bold" style:font-size-complex="16pt" style:font-weight-complex="bold"/>
    </style:style>
    <style:style style:name="P26" style:family="paragraph" style:parent-style-name="Standard" style:list-style-name="L1">
      <style:text-properties fo:color="#000000" style:font-name="Arial" fo:font-size="16pt" officeooo:rsid="00317939" officeooo:paragraph-rsid="0040e816" style:font-size-asian="14pt" style:font-size-complex="16pt"/>
    </style:style>
    <style:style style:name="P27" style:family="paragraph" style:parent-style-name="Standard" style:list-style-name="L1">
      <style:text-properties fo:color="#000000" style:font-name="Arial" fo:font-size="16pt" officeooo:rsid="00317939" officeooo:paragraph-rsid="004143ee" style:font-size-asian="14pt" style:font-size-complex="16pt"/>
    </style:style>
    <style:style style:name="P28" style:family="paragraph" style:parent-style-name="Standard" style:list-style-name="L1">
      <style:text-properties fo:color="#000000" style:font-name="Arial" fo:font-size="16pt" officeooo:rsid="00317939" officeooo:paragraph-rsid="00474802" style:font-size-asian="14pt" style:font-size-complex="16pt"/>
    </style:style>
    <style:style style:name="P29" style:family="paragraph" style:parent-style-name="Standard" style:list-style-name="L1">
      <style:text-properties fo:color="#000000" style:font-name="Arial" fo:font-size="16pt" officeooo:rsid="0041e3d9" officeooo:paragraph-rsid="0041e3d9" style:font-size-asian="14pt" style:font-size-complex="16pt"/>
    </style:style>
    <style:style style:name="P30" style:family="paragraph" style:parent-style-name="Standard" style:list-style-name="L1">
      <style:text-properties fo:color="#000000" style:font-name="Arial" fo:font-size="16pt" fo:font-style="italic" officeooo:rsid="0040e816" officeooo:paragraph-rsid="0040e816" style:font-size-asian="14pt" style:font-style-asian="italic" style:font-size-complex="16pt" style:font-style-complex="italic"/>
    </style:style>
    <style:style style:name="P31" style:family="paragraph" style:parent-style-name="Standard" style:list-style-name="L1">
      <style:text-properties fo:color="#000000" style:font-name="Arial" fo:font-size="16pt" fo:font-style="italic" officeooo:rsid="004143ee" officeooo:paragraph-rsid="004143ee" style:font-size-asian="14pt" style:font-style-asian="italic" style:font-size-complex="16pt" style:font-style-complex="italic"/>
    </style:style>
    <style:style style:name="P32" style:family="paragraph" style:parent-style-name="Standard" style:list-style-name="L1">
      <style:text-properties fo:color="#000000" style:font-name="Arial" fo:font-size="16pt" fo:font-style="italic" officeooo:rsid="0041e3d9" officeooo:paragraph-rsid="0041e3d9" style:font-size-asian="14pt" style:font-style-asian="italic" style:font-size-complex="16pt" style:font-style-complex="italic"/>
    </style:style>
    <style:style style:name="P33" style:family="paragraph" style:parent-style-name="Standard" style:list-style-name="L1">
      <style:text-properties fo:color="#000000" style:font-name="Arial" fo:font-size="16pt" fo:font-style="italic" officeooo:rsid="00474802" officeooo:paragraph-rsid="00474802" style:font-size-asian="14pt" style:font-style-asian="italic" style:font-size-complex="16pt" style:font-style-complex="italic"/>
    </style:style>
    <style:style style:name="P34" style:family="paragraph">
      <style:paragraph-properties fo:text-align="start"/>
    </style:style>
    <style:style style:name="T1" style:family="text">
      <style:text-properties fo:color="#000000" style:font-name="Arial"/>
    </style:style>
    <style:style style:name="T2" style:family="text">
      <style:text-properties fo:color="#000000" style:font-name="Arial" fo:font-weight="bold" style:font-weight-asian="bold" style:font-weight-complex="bold"/>
    </style:style>
    <style:style style:name="T3" style:family="text">
      <style:text-properties fo:color="#000000" style:font-name="Arial" fo:font-weight="bold" officeooo:rsid="0017e4df" style:font-weight-asian="bold" style:font-weight-complex="bold"/>
    </style:style>
    <style:style style:name="T4" style:family="text">
      <style:text-properties fo:color="#000000" style:font-name="Arial" fo:font-weight="bold" officeooo:rsid="000c53cb" style:font-weight-asian="bold" style:font-weight-complex="bold"/>
    </style:style>
    <style:style style:name="T5" style:family="text">
      <style:text-properties fo:color="#000000" style:font-name="Arial" fo:font-weight="bold" officeooo:rsid="002977de" style:font-weight-asian="bold" style:font-weight-complex="bold"/>
    </style:style>
    <style:style style:name="T6" style:family="text">
      <style:text-properties fo:color="#000000" style:font-name="Arial" officeooo:rsid="000c53cb"/>
    </style:style>
    <style:style style:name="T7" style:family="text">
      <style:text-properties fo:color="#000000" style:font-name="Arial" fo:font-weight="normal" officeooo:rsid="000c53cb" style:font-weight-asian="normal" style:font-weight-complex="normal"/>
    </style:style>
    <style:style style:name="T8" style:family="text">
      <style:text-properties fo:color="#000000" style:font-name="Arial" fo:font-weight="normal" officeooo:rsid="00283ec2" style:font-weight-asian="normal" style:font-weight-complex="normal"/>
    </style:style>
    <style:style style:name="T9" style:family="text">
      <style:text-properties fo:color="#000000" style:font-name="Arial" fo:font-weight="normal" officeooo:rsid="002b7be4" style:font-weight-asian="normal" style:font-weight-complex="normal"/>
    </style:style>
    <style:style style:name="T10" style:family="text">
      <style:text-properties fo:color="#000000" style:font-name="Arial" fo:font-weight="normal" officeooo:rsid="002c5879" style:font-weight-asian="normal" style:font-weight-complex="normal"/>
    </style:style>
    <style:style style:name="T11" style:family="text">
      <style:text-properties fo:color="#000000" style:font-name="Arial" fo:font-weight="normal" officeooo:rsid="00503072" style:font-weight-asian="normal" style:font-weight-complex="normal"/>
    </style:style>
    <style:style style:name="T12" style:family="text">
      <style:text-properties fo:color="#000000" style:font-name="Arial" fo:font-weight="normal" officeooo:rsid="0053e67d" style:font-weight-asian="normal" style:font-weight-complex="normal"/>
    </style:style>
    <style:style style:name="T13" style:family="text">
      <style:text-properties fo:color="#000000" style:font-name="Arial" fo:font-size="11pt" fo:font-weight="bold" officeooo:rsid="00229266" style:font-size-asian="11pt" style:font-weight-asian="bold" style:font-weight-complex="bold"/>
    </style:style>
    <style:style style:name="T14" style:family="text">
      <style:text-properties fo:color="#000000" style:font-name="Arial" fo:font-size="11pt" fo:font-weight="normal" officeooo:rsid="00241831" style:font-size-asian="11pt" style:font-weight-asian="normal"/>
    </style:style>
    <style:style style:name="T15" style:family="text">
      <style:text-properties fo:color="#000000" style:font-name="Arial" fo:font-size="11pt" fo:font-weight="normal" officeooo:rsid="002e2124" style:font-size-asian="11pt" style:font-weight-asian="normal"/>
    </style:style>
    <style:style style:name="T16" style:family="text">
      <style:text-properties fo:color="#000000" style:font-name="Arial" fo:font-size="11pt" fo:font-weight="normal" officeooo:rsid="0031a501" style:font-size-asian="11pt" style:font-weight-asian="normal"/>
    </style:style>
    <style:style style:name="T17" style:family="text">
      <style:text-properties fo:color="#000000" style:font-name="Arial" fo:font-size="11pt" fo:font-weight="normal" officeooo:rsid="003dd687" style:font-size-asian="11pt" style:font-weight-asian="normal"/>
    </style:style>
    <style:style style:name="T18" style:family="text">
      <style:text-properties fo:color="#000000" style:font-name="Arial" officeooo:rsid="0015fe98"/>
    </style:style>
    <style:style style:name="T19" style:family="text">
      <style:text-properties fo:color="#000000" style:font-name="Arial" officeooo:rsid="00180ea1"/>
    </style:style>
    <style:style style:name="T20" style:family="text">
      <style:text-properties fo:color="#000000" style:font-name="Arial" officeooo:rsid="002b7be4"/>
    </style:style>
    <style:style style:name="T21" style:family="text">
      <style:text-properties fo:color="#000000" style:font-name="Arial" officeooo:rsid="002be793"/>
    </style:style>
    <style:style style:name="T22" style:family="text">
      <style:text-properties style:use-window-font-color="true" style:font-name="Arial" officeooo:rsid="004d441a"/>
    </style:style>
    <style:style style:name="T23" style:family="text">
      <style:text-properties fo:font-style="italic" style:font-style-asian="italic" style:font-style-complex="italic"/>
    </style:style>
    <style:style style:name="T24" style:family="text">
      <style:text-properties fo:font-style="italic" officeooo:rsid="004143ee" style:font-style-asian="italic" style:font-style-complex="italic"/>
    </style:style>
    <style:style style:name="T25" style:family="text">
      <style:text-properties fo:font-style="italic" officeooo:rsid="0041e3d9" style:font-style-asian="italic" style:font-style-complex="italic"/>
    </style:style>
    <style:style style:name="T26" style:family="text">
      <style:text-properties fo:font-style="italic" officeooo:rsid="0042f4e7" style:font-style-asian="italic" style:font-style-complex="italic"/>
    </style:style>
    <style:style style:name="T27" style:family="text">
      <style:text-properties officeooo:rsid="003dc44f"/>
    </style:style>
    <style:style style:name="T28" style:family="text">
      <style:text-properties officeooo:rsid="004143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19-09-28"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8/09/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leau1" table:style-name="Tableau1">
        <table:table-column table:style-name="Tableau1.A"/>
        <table:table-column table:style-name="Tableau1.B"/>
        <table:table-row table:style-name="Tableau1.1">
          <table:table-cell table:style-name="Tableau1.A1" office:value-type="string">
            <text:p text:style-name="P8"><text:span text:style-name="TA_20_Style_20_foncé"><text:span text:style-name="T2">Auteur</text:span></text:span></text:p>
            <text:p text:style-name="P8"><text:span text:style-name="TA_20_Element_20_clair_20_marqué"><text:span text:style-name="T7">Thom</text:span></text:span><text:span text:style-name="TA_20_Element_20_clair_20_marqué"><text:span text:style-name="T9">as COGGIA</text:span></text:span><text:span text:style-name="TA_20_Element_20_clair_20_marqué"><text:span text:style-name="T6"> <text:s text:c="19"/></text:span></text:span></text:p>
          </table:table-cell>
          <table:table-cell table:style-name="Tableau1.B1" office:value-type="string">
            <text:p text:style-name="P15"><draw:control text:anchor-type="as-char" draw:z-index="0" draw:style-name="gr1" draw:text-style-name="P34" svg:width="2.398cm" svg:height="0.578cm" draw:control="control1"/></text:p>
          </table:table-cell>
        </table:table-row>
        <table:table-row table:style-name="Tableau1.2">
          <table:table-cell table:style-name="Tableau1.A2" office:value-type="string">
            <text:p text:style-name="P8"><text:span text:style-name="TA_20_Style_20_foncé"><text:span text:style-name="T2">Equipe</text:span></text:span></text:p>
            <text:p text:style-name="P14"><text:span text:style-name="TA_20_Style_20_clair"><text:span text:style-name="T20">Saad C</text:span></text:span><text:span text:style-name="TA_20_Style_20_clair"><text:span text:style-name="T21">HIADMI</text:span></text:span><text:span text:style-name="TA_20_Style_20_clair"><text:span text:style-name="T20">, Thomas COGGIA</text:span></text:span></text:p>
          </table:table-cell>
          <table:table-cell table:style-name="Tableau1.B2" table:number-rows-spanned="2" office:value-type="string">
            <text:p text:style-name="P12"><text:span text:style-name="TA_20_Style_20_foncé"><text:span text:style-name="T6"/></text:span></text:p>
            <text:p text:style-name="P11"><text:span text:style-name="TA_20_Style_20_foncé"><text:span text:style-name="T4">Statut</text:span></text:span></text:p>
            <text:p text:style-name="P11"><text:span text:style-name="TA_20_Style_20_clair"><text:span text:style-name="T19">F</text:span></text:span><text:span text:style-name="TA_20_Style_20_clair"><text:span text:style-name="T18">inal</text:span></text:span></text:p>
            <text:p text:style-name="P10"><text:span text:style-name="TA_20_Element_20_clair_20_marqué"><text:span text:style-name="T1"><text:s text:c="4"/></text:span></text:span></text:p>
          </table:table-cell>
        </table:table-row>
        <table:table-row table:style-name="Tableau1.1">
          <table:table-cell table:style-name="Tableau1.A2" office:value-type="string">
            <text:p text:style-name="P9"><text:span text:style-name="TA_20_Style_20_clair"><text:span text:style-name="T3">Destinaire</text:span></text:span><text:span text:style-name="TA_20_Style_20_clair"><text:span text:style-name="T5">(</text:span></text:span><text:span text:style-name="TA_20_Style_20_clair"><text:span text:style-name="T3">s</text:span></text:span><text:span text:style-name="TA_20_Style_20_clair"><text:span text:style-name="T5">)</text:span></text:span></text:p>
            <text:p text:style-name="P24"><text:span text:style-name="TA_20_Style_20_clair"><text:span text:style-name="T12">Kevin MENANT, Charaf LACHACHI</text:span></text:span></text:p>
          </table:table-cell>
          <table:covered-table-cell/>
        </table:table-row>
        <table:table-row table:style-name="Tableau1.1">
          <table:table-cell table:style-name="Tableau1.A2" office:value-type="string">
            <text:p text:style-name="P9"><text:span text:style-name="TA_20_Style_20_foncé"><text:span text:style-name="T2">Chemi</text:span></text:span><text:span text:style-name="TA_20_Style_20_foncé"><text:span text:style-name="T3">n</text:span></text:span></text:p>
            <text:p text:style-name="P13"><text:span text:style-name="TA_20_Style_20_clair"><text:span text:style-name="T7">P</text:span></text:span><text:span text:style-name="TA_20_Style_20_clair"><text:span text:style-name="T10">ISTL/TAPS/</text:span></text:span><text:span text:style-name="TA_20_Style_20_clair"><text:span text:style-name="T11">Interview</text:span></text:span></text:p>
          </table:table-cell>
          <table:table-cell table:style-name="Tableau1.B2" office:value-type="string">
            <text:p text:style-name="P7"><text:span text:style-name="TA_20_Style_20_foncé"><text:span text:style-name="T1">Page(s)</text:span></text:span><text:span text:style-name="TA_20_Element_20_clair_20_marqué"><text:span text:style-name="T1"> : </text:span></text:span><field:fieldmark-start text:name="Bookmark" field:type="SECTIONPAGES  \* Arabic  \* MERGEFORMAT"/><text:span text:style-name="TA_20_Style_20_clair"><text:span text:style-name="T22">3</text:span></text:span><field:fieldmark-end/></text:p>
          </table:table-cell>
        </table:table-row>
      </table:table>
      <text:p text:style-name="P18"/>
      <text:p text:style-name="P19">Gestion de tournois de babyfoot</text:p>
      <text:p text:style-name="P17"/>
      <text:p text:style-name="P16"><text:span text:style-name="T27">Compte-rendu de l’i</text:span>nterview</text:p>
      <text:p text:style-name="P2"/>
      <table:table table:name="Tableau2" table:style-name="Tableau2">
        <table:table-column table:style-name="Tableau2.A"/>
        <table:table-column table:style-name="Tableau2.B"/>
        <table:table-column table:style-name="Tableau2.C" table:number-columns-repeated="2"/>
        <table:table-row table:style-name="Tableau2.1">
          <table:table-cell table:style-name="Tableau2.A1" office:value-type="string">
            <text:p text:style-name="P6"><text:span text:style-name="TA_20_Element_20_clair_20_marqué"><text:span text:style-name="T2">Version</text:span></text:span></text:p>
          </table:table-cell>
          <table:table-cell table:style-name="Tableau2.B1" office:value-type="string">
            <text:p text:style-name="P6"><text:span text:style-name="TA_20_Element_20_clair_20_marqué"><text:span text:style-name="T2">Date</text:span></text:span></text:p>
          </table:table-cell>
          <table:table-cell table:style-name="Tableau2.B1" office:value-type="string">
            <text:p text:style-name="P6"><text:span text:style-name="TA_20_Element_20_clair_20_marqué"><text:span text:style-name="T2">Modifications</text:span></text:span></text:p>
          </table:table-cell>
          <table:table-cell table:style-name="Tableau2.D1" office:value-type="string">
            <text:p text:style-name="P6"><text:span text:style-name="TA_20_Element_20_clair_20_marqué"><text:span text:style-name="T2">Rédacteur(s)</text:span></text:span></text:p>
          </table:table-cell>
        </table:table-row>
        <table:table-row table:style-name="Tableau2.1">
          <table:table-cell table:style-name="Tableau2.A2" office:value-type="string">
            <text:p text:style-name="P20"><text:span text:style-name="TA_20_Element_20_clair_20_marqué"><text:span text:style-name="T13">1.0</text:span></text:span></text:p>
          </table:table-cell>
          <table:table-cell table:style-name="Tableau2.B2" office:value-type="string">
            <text:p text:style-name="P21"><text:span text:style-name="TA_20_Element_20_clair_20_marqué"><text:span text:style-name="T14">2</text:span></text:span><text:span text:style-name="TA_20_Element_20_clair_20_marqué"><text:span text:style-name="T17">8</text:span></text:span><text:span text:style-name="TA_20_Element_20_clair_20_marqué"><text:span text:style-name="T14">/</text:span></text:span><text:span text:style-name="TA_20_Element_20_clair_20_marqué"><text:span text:style-name="T16">09</text:span></text:span><text:span text:style-name="TA_20_Element_20_clair_20_marqué"><text:span text:style-name="T14">/2019</text:span></text:span></text:p>
          </table:table-cell>
          <table:table-cell table:style-name="Tableau2.B2" office:value-type="string">
            <text:p text:style-name="P21"><text:span text:style-name="TA_20_Element_20_clair_20_marqué"><text:span text:style-name="T14">Final</text:span></text:span></text:p>
          </table:table-cell>
          <table:table-cell table:style-name="Tableau2.D2" office:value-type="string">
            <text:p text:style-name="P22"><text:span text:style-name="TA_20_Element_20_clair_20_marqué"><text:span text:style-name="T15">Thomas COGGIA</text:span></text:span></text:p>
          </table:table-cell>
        </table:table-row>
      </table:table>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5"><text:soft-page-break/>Ensemble des informations à obtenir</text:p>
      <text:list xml:id="list45219937" text:style-name="L1">
        <text:list-item>
          <text:p text:style-name="P25">A propos d’une PWA</text:p>
          <text:list>
            <text:list-item>
              <text:p text:style-name="P26">S’agit-il bien d’une application qui doit pouvoir être installée ?</text:p>
              <text:list>
                <text:list-header>
                  <text:p text:style-name="P30">Oui, en faites c’est une sorte d’application proxy (push des notifications, etc), l’installation consiste donc en un raccourci vers l’url de l’application web</text:p>
                </text:list-header>
              </text:list>
            </text:list-item>
          </text:list>
        </text:list-item>
        <text:list-item>
          <text:p text:style-name="P25">Fonctionnalités</text:p>
          <text:list>
            <text:list-item>
              <text:p text:style-name="P26">Que doit-on pouvoir faire en mode déconnecté ?</text:p>
              <text:list>
                <text:list-header>
                  <text:p text:style-name="P30">On <text:span text:style-name="T28">doit pouvoir</text:span> faire avancer les matchs d’un tournoi. Cela nécessite de devoir synchroniser dès la première reconnexion l’avancement du tournoi.</text:p>
                </text:list-header>
              </text:list>
            </text:list-item>
            <text:list-item>
              <text:p text:style-name="P26">En quoi consiste le processus de synchronisation ?</text:p>
              <text:list>
                <text:list-header>
                  <text:p text:style-name="P30">Lorsque l’on se reconnecte, <text:span text:style-name="T28">l’avancement du tournoi doit être mis à jour.</text:span></text:p>
                </text:list-header>
              </text:list>
            </text:list-item>
            <text:list-item>
              <text:p text:style-name="P27">Est-ce que l’application doit prendre en compte des tournois 2vs2 et/ou 1vs1 ?</text:p>
              <text:list>
                <text:list-header>
                  <text:p text:style-name="P31">Il s’agit d’un tournoi 2vs2 uniquement.</text:p>
                </text:list-header>
              </text:list>
            </text:list-item>
            <text:list-item>
              <text:p text:style-name="P27">Est-ce que la génération des poules doit prendre en compte les résultats antérieurs des joueurs ?</text:p>
              <text:list>
                <text:list-header>
                  <text:p text:style-name="P29"><text:span text:style-name="T24">I</text:span><text:span text:style-name="T23">l ne doit y avoir qu’une seule poule, donc le problème ne se pose pas sur la génération de poules, mais cela concerna en effet la génération des équipes (de deux joueurs chacune), de sorte à faire varier les </text:span><text:soft-page-break/><text:span text:style-name="T23">compositions d’équipes, ainsi que définir des équipes équilibrées.</text:span></text:p>
                </text:list-header>
              </text:list>
            </text:list-item>
          </text:list>
        </text:list-item>
        <text:list-item>
          <text:p text:style-name="P25">Technologies utilisées</text:p>
          <text:list>
            <text:list-item>
              <text:p text:style-name="P26">Avez-vous des préférences quant aux technologie à utiliser ? (nos préférences : .Net/JavaEE + Angular + SQL Server)</text:p>
              <text:list>
                <text:list-header>
                  <text:p text:style-name="P29"><text:span text:style-name="T25">L’</text:span><text:span text:style-name="T23">entreprise est habituée à utiliser le framework .Net et SQL Server. De plus nous avons une préférence pour Angular, donc nous utiliseron</text:span><text:span text:style-name="T26">s</text:span><text:span text:style-name="T23"> .Net + Angular + SQL Server.</text:span></text:p>
                </text:list-header>
              </text:list>
            </text:list-item>
            <text:list-item>
              <text:p text:style-name="P26">Quels sont les environnements que l’on doit configurer pour travailler sur le projet ?</text:p>
              <text:list>
                <text:list-header>
                  <text:p text:style-name="P32">L’entreprise utilise beaucoup Azure, qui permet de faire de <text:s/>nombreuses choses en terme de gestion de projet. Nous devons donc fournir notre git, pour que l’entreprise nous ajoute</text:p>
                </text:list-header>
              </text:list>
            </text:list-item>
          </text:list>
        </text:list-item>
        <text:list-item>
          <text:p text:style-name="P25">Communication</text:p>
          <text:list>
            <text:list-item>
              <text:p text:style-name="P28">Quels sont vos modalités de communication pour le suivi de notre travail ?</text:p>
              <text:list>
                <text:list-header>
                  <text:p text:style-name="P33">Tout se fera sur Azure à l’aide des documents que nous utilisons au sein de l’unité d’enseignement en ce qui concerne la gestion de projet, et par mail pour communiquer.</text:p>
                </text:list-header>
              </text:list>
            </text:list-item>
          </text:list>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1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1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353cm" loext:contextual-spacing="false" fo:keep-together="always" fo:keep-with-next="always"/>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style:font-size-asian="12pt" style:font-size-complex="12pt"/>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line-height="100%" fo:text-indent="-0.388cm" style:auto-text-indent="false"/>
    </style:style>
    <style:style style:name="TA_20_Titre_20_5_20_avec_20_numérotation" style:display-name="TA Titre 5 avec numérotation" style:family="paragraph" style:parent-style-name="TA_20_Titre_20__3c_abstrait_3e_" style:default-outline-level="">
      <style:text-properties fo:color="#8db3e2"/>
    </style:style>
    <style:style style:name="TA_20_Titre_20_5_20_sans_20_numérotation" style:display-name="TA Titre 5 sans numérotation" style:family="paragraph" style:parent-style-name="TA_20_Titre_20_5_20_avec_20_numérotation" style:default-outline-level="">
      <style:paragraph-properties fo:margin-left="1.905cm" fo:margin-right="0cm" fo:text-indent="-1.905cm" style:auto-text-indent="false"/>
      <style:text-properties style:font-name="Calibri" fo:font-family="Calibri" style:font-family-generic="roman" style:font-pitch="variable" fo:font-size="11pt" style:font-size-asian="11pt"/>
    </style:style>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itre_20_6_20_avec_20_numérotation" style:display-name="TA Titre 6 avec numérotation" style:family="paragraph" style:parent-style-name="TA_20_Titre_20_6_20_sans_20_numérotation" style:default-outline-level="">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color="#8db3e2" fo:font-weight="bold" style:font-weight-asian="bold"/>
    </style:style>
    <style:style style:name="Commentaire_20_Car" style:display-name="Commentaire Car" style:family="text" style:parent-style-name="Default_20_Paragraph_20_Font">
      <style:text-properties fo:font-size="10pt" style:font-size-asian="10pt" style:font-size-complex="10pt"/>
    </style:style>
    <style:style style:name="Index_20_5_20_Car" style:display-name="Index 5 Car" style:family="text" style:parent-style-name="Default_20_Paragraph_20_Font"/>
    <style:style style:name="TA_20_Titre_20_5_20_avec_20_numérotation_20_Car" style:display-name="TA Titre 5 avec numérotation Car" style:family="text" style:parent-style-name="Index_20_5_20_Car">
      <style:text-properties fo:color="#8db3e2" style:font-name="Palatino Linotype" fo:font-family="'Palatino Linotype'" style:font-family-generic="roman" style:font-pitch="variable" fo:font-size="10pt" style:font-size-asian="10pt" style:language-asian="en" style:country-asian="US" style:font-name-complex="Microsoft Sans Serif" style:font-family-complex="'Microsoft Sans Serif'" style:font-family-generic-complex="system" style:font-pitch-complex="variable" style:font-size-complex="10pt" style:language-complex="en" style:country-complex="US" style:font-weight-complex="bold"/>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TA_20_Titre_20_5_20_sans_20_numérotation_20_Car" style:display-name="TA Titre 5 sans numérotation Car" style:family="text" style:parent-style-name="TA_20_Titre_20_5_20_avec_20_numérotation_20_Car"/>
    <style:style style:name="TA_20_Titre_20_6_20_sans_20_numérotation_20_Car" style:display-name="TA Titre 6 sans numérotation Car" style:family="text" style:parent-style-name="Titre_20_6_20_Car">
      <style:text-properties fo:color="#8db3e2" style:font-style-complex="italic"/>
    </style:style>
    <style:style style:name="TA_20_Titre_20_6_20_avec_20_numérotation_20_Car" style:display-name="TA Titre 6 avec numérotation Car" style:family="text" style:parent-style-name="TA_20_Titre_20_6_20_sans_20_numérotation_20_Car">
      <style:text-properties fo:font-style="italic" style:font-style-asian="italic"/>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501cm" fo:margin-left="1.101cm"/>
        </style:list-level-properties>
        <style:text-properties fo:font-family="Symbol" style:font-style-name="Normal"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3cm" fo:text-indent="-0.501cm" fo:margin-left="2.401cm"/>
        </style:list-level-properties>
        <style:text-properties fo:font-family="Symbol" style:font-style-name="Normal"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3.6cm" fo:text-indent="-0.501cm" fo:margin-left="3.701cm"/>
        </style:list-level-properties>
        <style:text-properties fo:font-family="Symbol" style:font-style-name="Normal" style:font-family-generic="roman"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4.9cm" fo:text-indent="-0.501cm" fo:margin-left="5.001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2cm" fo:text-indent="-0.501cm" fo:margin-left="6.3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5cm" fo:text-indent="-0.501cm" fo:margin-left="7.60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cm" fo:text-indent="-0.501cm" fo:margin-left="8.90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cm" fo:text-indent="-0.501cm" fo:margin-left="10.20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cm" fo:text-indent="-0.501cm" fo:margin-left="11.50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501cm" fo:margin-left="1.101cm"/>
        </style:list-level-properties>
        <style:text-properties fo:font-family="Symbol" style:font-style-name="Normal"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fo:text-indent="-0.501cm" fo:margin-left="2.401cm"/>
        </style:list-level-properties>
        <style:text-properties fo:font-family="Symbol" style:font-style-name="Normal" style:font-family-generic="roman" style:font-pitch="variable" style:font-charset="x-symbol"/>
      </text:list-level-style-bullet>
      <text:list-level-style-bullet text:level="3" text:style-name="ListLabel_20_9" style:num-suffix="-" text:bullet-char="-">
        <style:list-level-properties text:list-level-position-and-space-mode="label-alignment">
          <style:list-level-label-alignment text:label-followed-by="listtab" fo:text-indent="-0.501cm" fo:margin-left="3.701cm"/>
        </style:list-level-properties>
        <style:text-properties fo:font-family="Symbol" style:font-style-name="Normal" style:font-family-generic="roman" style:font-pitch="variable" style:font-charset="x-symbol"/>
      </text:list-level-style-bullet>
      <text:list-level-style-bullet text:level="4" text:style-name="ListLabel_20_10" style:num-suffix="-" text:bullet-char="-">
        <style:list-level-properties text:list-level-position-and-space-mode="label-alignment">
          <style:list-level-label-alignment text:label-followed-by="listtab" fo:text-indent="-0.501cm" fo:margin-left="5.001cm"/>
        </style:list-level-properties>
        <style:text-properties fo:font-family="Symbol" style:font-style-name="Normal" style:font-family-generic="roman" style:font-pitch="variable" style:font-charset="x-symbol"/>
      </text:list-level-style-bullet>
      <text:list-level-style-bullet text:level="5" text:style-name="ListLabel_20_11" style:num-suffix="-" text:bullet-char="-">
        <style:list-level-properties text:list-level-position-and-space-mode="label-alignment">
          <style:list-level-label-alignment text:label-followed-by="listtab" fo:text-indent="-0.501cm" fo:margin-left="6.301cm"/>
        </style:list-level-properties>
        <style:text-properties fo:font-family="Symbol" style:font-style-name="Normal" style:font-family-generic="roman" style:font-pitch="variable" style:font-charset="x-symbol"/>
      </text:list-level-style-bullet>
      <text:list-level-style-bullet text:level="6" text:style-name="ListLabel_20_12" style:num-suffix="-" text:bullet-char="-">
        <style:list-level-properties text:list-level-position-and-space-mode="label-alignment">
          <style:list-level-label-alignment text:label-followed-by="listtab" fo:text-indent="-0.501cm" fo:margin-left="7.601cm"/>
        </style:list-level-properties>
        <style:text-properties fo:font-family="Symbol" style:font-style-name="Normal" style:font-family-generic="roman" style:font-pitch="variable" style:font-charset="x-symbol"/>
      </text:list-level-style-bullet>
      <text:list-level-style-bullet text:level="7" text:style-name="ListLabel_20_13" style:num-suffix="-" text:bullet-char="-">
        <style:list-level-properties text:list-level-position-and-space-mode="label-alignment">
          <style:list-level-label-alignment text:label-followed-by="listtab" fo:text-indent="-0.501cm" fo:margin-left="8.901cm"/>
        </style:list-level-properties>
        <style:text-properties fo:font-family="Symbol" style:font-style-name="Normal" style:font-family-generic="roman" style:font-pitch="variable" style:font-charset="x-symbol"/>
      </text:list-level-style-bullet>
      <text:list-level-style-bullet text:level="8" text:style-name="ListLabel_20_14" style:num-suffix="-" text:bullet-char="-">
        <style:list-level-properties text:list-level-position-and-space-mode="label-alignment">
          <style:list-level-label-alignment text:label-followed-by="listtab" fo:text-indent="-0.501cm" fo:margin-left="10.201cm"/>
        </style:list-level-properties>
        <style:text-properties fo:font-family="Symbol" style:font-style-name="Normal" style:font-family-generic="roman" style:font-pitch="variable" style:font-charset="x-symbol"/>
      </text:list-level-style-bullet>
      <text:list-level-style-bullet text:level="9" text:style-name="ListLabel_20_15" style:num-suffix="-" text:bullet-char="-">
        <style:list-level-properties text:list-level-position-and-space-mode="label-alignment">
          <style:list-level-label-alignment text:label-followed-by="listtab" fo:text-indent="-0.501cm" fo:margin-left="11.501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6" style:num-suffix="." style:num-format="1">
        <style:list-level-properties text:list-level-position-and-space-mode="label-alignment">
          <style:list-level-label-alignment text:label-followed-by="listtab" fo:text-indent="-0.501cm" fo:margin-left="1.101cm"/>
        </style:list-level-properties>
      </text:list-level-style-number>
      <text:list-level-style-number text:level="2" text:style-name="ListLabel_20_17" style:num-suffix="." style:num-format="1">
        <style:list-level-properties text:list-level-position-and-space-mode="label-alignment">
          <style:list-level-label-alignment text:label-followed-by="listtab" fo:text-indent="-0.501cm" fo:margin-left="2.401cm"/>
        </style:list-level-properties>
      </text:list-level-style-number>
      <text:list-level-style-number text:level="3" text:style-name="ListLabel_20_18" style:num-suffix="." style:num-format="1">
        <style:list-level-properties text:list-level-position-and-space-mode="label-alignment">
          <style:list-level-label-alignment text:label-followed-by="listtab" fo:text-indent="-0.501cm" fo:margin-left="3.701cm"/>
        </style:list-level-properties>
      </text:list-level-style-number>
      <text:list-level-style-number text:level="4" text:style-name="ListLabel_20_19" style:num-suffix="." style:num-format="1">
        <style:list-level-properties text:list-level-position-and-space-mode="label-alignment">
          <style:list-level-label-alignment text:label-followed-by="listtab" fo:text-indent="-0.501cm" fo:margin-left="5.001cm"/>
        </style:list-level-properties>
      </text:list-level-style-number>
      <text:list-level-style-number text:level="5" style:num-suffix="." style:num-format="1">
        <style:list-level-properties text:list-level-position-and-space-mode="label-alignment">
          <style:list-level-label-alignment text:label-followed-by="listtab" fo:text-indent="-0.501cm" fo:margin-left="6.301cm"/>
        </style:list-level-properties>
      </text:list-level-style-number>
      <text:list-level-style-number text:level="6" style:num-suffix="." style:num-format="1">
        <style:list-level-properties text:list-level-position-and-space-mode="label-alignment">
          <style:list-level-label-alignment text:label-followed-by="listtab" fo:text-indent="-0.501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501cm" fo:margin-left="8.901cm"/>
        </style:list-level-properties>
      </text:list-level-style-number>
      <text:list-level-style-number text:level="8" style:num-suffix="." style:num-format="1">
        <style:list-level-properties text:list-level-position-and-space-mode="label-alignment">
          <style:list-level-label-alignment text:label-followed-by="listtab" fo:text-indent="-0.501cm" fo:margin-left="10.201cm"/>
        </style:list-level-properties>
      </text:list-level-style-number>
      <text:list-level-style-number text:level="9" style:num-suffix="." style:num-format="1">
        <style:list-level-properties text:list-level-position-and-space-mode="label-alignment">
          <style:list-level-label-alignment text:label-followed-by="listtab" fo:text-indent="-0.501cm" fo:margin-left="1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1" style:num-suffix="." style:num-format="1">
        <style:list-level-properties text:list-level-position-and-space-mode="label-alignment">
          <style:list-level-label-alignment text:label-followed-by="space"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1.7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cm" fo:margin-left="2.83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cm" fo:margin-left="3.93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cm" fo:margin-left="5.03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cm" fo:margin-left="6.1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cm" fo:margin-left="7.23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cm" fo:margin-left="8.33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cm" fo:margin-left="9.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3" style:num-suffix="" text:bullet-char="">
        <style:list-level-properties text:list-level-position-and-space-mode="label-alignment">
          <style:list-level-label-alignment text:label-followed-by="listtab" fo:text-indent="-0.501cm" fo:margin-left="1.101cm"/>
        </style:list-level-properties>
        <style:text-properties fo:font-family="Symbol" style:font-style-name="Normal" style:font-family-generic="roman" style:font-pitch="variable" style:font-charset="x-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3cm" fo:text-indent="-0.501cm" fo:margin-left="2.401cm"/>
        </style:list-level-properties>
        <style:text-properties fo:font-family="Symbol" style:font-style-name="Normal" style:font-family-generic="roman" style:font-pitch="variable" style:font-charset="x-symbol"/>
      </text:list-level-style-bullet>
      <text:list-level-style-bullet text:level="3" text:style-name="ListLabel_20_25" style:num-suffix="" text:bullet-char="">
        <style:list-level-properties text:list-level-position-and-space-mode="label-alignment">
          <style:list-level-label-alignment text:label-followed-by="listtab" text:list-tab-stop-position="3.6cm" fo:text-indent="-0.501cm" fo:margin-left="3.701cm"/>
        </style:list-level-properties>
        <style:text-properties fo:font-family="Symbol" style:font-style-name="Normal" style:font-family-generic="roman"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4.9cm" fo:text-indent="-0.501cm" fo:margin-left="5.001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2cm" fo:text-indent="-0.501cm" fo:margin-left="6.3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5cm" fo:text-indent="-0.501cm" fo:margin-left="7.60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cm" fo:text-indent="-0.501cm" fo:margin-left="8.901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1cm" fo:text-indent="-0.501cm" fo:margin-left="10.20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cm" fo:text-indent="-0.501cm" fo:margin-left="11.50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8" style:num-suffix="." style:num-format="1">
        <style:list-level-properties text:list-level-position-and-space-mode="label-alignment">
          <style:list-level-label-alignment text:label-followed-by="listtab" fo:text-indent="-0.501cm" fo:margin-left="1.101cm"/>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501cm" fo:margin-left="2.401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501cm" fo:margin-left="3.70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501cm" fo:margin-left="5.001cm"/>
        </style:list-level-properties>
      </text:list-level-style-number>
      <text:list-level-style-number text:level="5" style:num-suffix="." style:num-format="1">
        <style:list-level-properties text:list-level-position-and-space-mode="label-alignment">
          <style:list-level-label-alignment text:label-followed-by="listtab" fo:text-indent="-0.501cm" fo:margin-left="6.301cm"/>
        </style:list-level-properties>
      </text:list-level-style-number>
      <text:list-level-style-number text:level="6" style:num-suffix="." style:num-format="1">
        <style:list-level-properties text:list-level-position-and-space-mode="label-alignment">
          <style:list-level-label-alignment text:label-followed-by="listtab" fo:text-indent="-0.501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501cm" fo:margin-left="8.901cm"/>
        </style:list-level-properties>
      </text:list-level-style-number>
      <text:list-level-style-number text:level="8" style:num-suffix="." style:num-format="1">
        <style:list-level-properties text:list-level-position-and-space-mode="label-alignment">
          <style:list-level-label-alignment text:label-followed-by="listtab" fo:text-indent="-0.501cm" fo:margin-left="10.201cm"/>
        </style:list-level-properties>
      </text:list-level-style-number>
      <text:list-level-style-number text:level="9" style:num-suffix="." style:num-format="1">
        <style:list-level-properties text:list-level-position-and-space-mode="label-alignment">
          <style:list-level-label-alignment text:label-followed-by="listtab" fo:text-indent="-0.501cm" fo:margin-left="1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style:num-suffix="-" text:bullet-char="-">
        <style:list-level-properties text:list-level-position-and-space-mode="label-alignment">
          <style:list-level-label-alignment text:label-followed-by="listtab" fo:text-indent="-0.501cm" fo:margin-left="1.101cm"/>
        </style:list-level-properties>
        <style:text-properties fo:font-family="Symbol" style:font-style-name="Normal" style:font-family-generic="roman" style:font-pitch="variable" style:font-charset="x-symbol"/>
      </text:list-level-style-bullet>
      <text:list-level-style-bullet text:level="2" text:style-name="ListLabel_20_33" style:num-suffix="-" text:bullet-char="-">
        <style:list-level-properties text:list-level-position-and-space-mode="label-alignment">
          <style:list-level-label-alignment text:label-followed-by="listtab" fo:text-indent="-0.501cm" fo:margin-left="2.401cm"/>
        </style:list-level-properties>
        <style:text-properties fo:font-family="Symbol" style:font-style-name="Normal" style:font-family-generic="roman" style:font-pitch="variable" style:font-charset="x-symbol"/>
      </text:list-level-style-bullet>
      <text:list-level-style-bullet text:level="3" text:style-name="ListLabel_20_34" style:num-suffix="-" text:bullet-char="-">
        <style:list-level-properties text:list-level-position-and-space-mode="label-alignment">
          <style:list-level-label-alignment text:label-followed-by="listtab" fo:text-indent="-0.501cm" fo:margin-left="3.701cm"/>
        </style:list-level-properties>
        <style:text-properties fo:font-family="Symbol" style:font-style-name="Normal" style:font-family-generic="roman" style:font-pitch="variable" style:font-charset="x-symbol"/>
      </text:list-level-style-bullet>
      <text:list-level-style-bullet text:level="4" text:style-name="ListLabel_20_35" style:num-suffix="-" text:bullet-char="-">
        <style:list-level-properties text:list-level-position-and-space-mode="label-alignment">
          <style:list-level-label-alignment text:label-followed-by="listtab" fo:text-indent="-0.501cm" fo:margin-left="5.001cm"/>
        </style:list-level-properties>
        <style:text-properties fo:font-family="Symbol" style:font-style-name="Normal" style:font-family-generic="roman" style:font-pitch="variable" style:font-charset="x-symbol"/>
      </text:list-level-style-bullet>
      <text:list-level-style-bullet text:level="5" text:style-name="ListLabel_20_36" style:num-suffix="-" text:bullet-char="-">
        <style:list-level-properties text:list-level-position-and-space-mode="label-alignment">
          <style:list-level-label-alignment text:label-followed-by="listtab" fo:text-indent="-0.501cm" fo:margin-left="6.301cm"/>
        </style:list-level-properties>
        <style:text-properties fo:font-family="Symbol" style:font-style-name="Normal" style:font-family-generic="roman" style:font-pitch="variable" style:font-charset="x-symbol"/>
      </text:list-level-style-bullet>
      <text:list-level-style-bullet text:level="6" text:style-name="ListLabel_20_37" style:num-suffix="-" text:bullet-char="-">
        <style:list-level-properties text:list-level-position-and-space-mode="label-alignment">
          <style:list-level-label-alignment text:label-followed-by="listtab" fo:text-indent="-0.501cm" fo:margin-left="7.601cm"/>
        </style:list-level-properties>
        <style:text-properties fo:font-family="Symbol" style:font-style-name="Normal" style:font-family-generic="roman" style:font-pitch="variable" style:font-charset="x-symbol"/>
      </text:list-level-style-bullet>
      <text:list-level-style-bullet text:level="7" text:style-name="ListLabel_20_38" style:num-suffix="-" text:bullet-char="-">
        <style:list-level-properties text:list-level-position-and-space-mode="label-alignment">
          <style:list-level-label-alignment text:label-followed-by="listtab" fo:text-indent="-0.501cm" fo:margin-left="8.901cm"/>
        </style:list-level-properties>
        <style:text-properties fo:font-family="Symbol" style:font-style-name="Normal" style:font-family-generic="roman" style:font-pitch="variable" style:font-charset="x-symbol"/>
      </text:list-level-style-bullet>
      <text:list-level-style-bullet text:level="8" text:style-name="ListLabel_20_39" style:num-suffix="-" text:bullet-char="-">
        <style:list-level-properties text:list-level-position-and-space-mode="label-alignment">
          <style:list-level-label-alignment text:label-followed-by="listtab" fo:text-indent="-0.501cm" fo:margin-left="10.201cm"/>
        </style:list-level-properties>
        <style:text-properties fo:font-family="Symbol" style:font-style-name="Normal" style:font-family-generic="roman" style:font-pitch="variable" style:font-charset="x-symbol"/>
      </text:list-level-style-bullet>
      <text:list-level-style-bullet text:level="9" text:style-name="ListLabel_20_40" style:num-suffix="-" text:bullet-char="-">
        <style:list-level-properties text:list-level-position-and-space-mode="label-alignment">
          <style:list-level-label-alignment text:label-followed-by="listtab" fo:text-indent="-0.501cm" fo:margin-left="11.501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1.323cm" fo:margin-left="1.32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23cm" fo:margin-left="1.32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1.32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323cm" fo:margin-left="1.32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1.455cm" fo:margin-left="1.45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455cm" fo:margin-left="1.84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455cm" fo:margin-left="2.23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455cm" fo:margin-left="2.61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3.8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4.86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5.25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6.2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1.058cm" fo:margin-left="1.058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58cm" fo:margin-left="1.058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1.402cm" fo:margin-left="1.402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402cm" fo:margin-left="1.40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402cm" fo:margin-left="1.40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402cm" fo:margin-left="1.4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1.596cm" fo:margin-left="1.59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596cm" fo:margin-left="1.59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596cm" fo:margin-left="1.59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96cm" fo:margin-left="1.59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Header"><draw:frame draw:style-name="Mfr1" draw:name="Image1" text:anchor-type="paragraph" svg:x="13.511cm" svg:y="-0.381cm" svg:width="4.47cm" svg:height="1.134cm" draw:z-index="3"><draw:image xlink:href="Pictures/1000000000000210000000868CABC5E994E5C60B.jpg" xlink:type="simple" xlink:show="embed" xlink:actuate="onLoad" loext:mime-type="image/jpeg"/></draw:frame><draw:frame draw:style-name="Mfr1" draw:name="Image2" text:anchor-type="paragraph" svg:x="-1.96cm" svg:y="-0.826cm" svg:width="4.955cm" svg:height="2.007cm" draw:z-index="6"><draw:image xlink:href="Pictures/10000000000001610000008FDFBD5D1D5CF9F627.png" xlink:type="simple" xlink:show="embed" xlink:actuate="onLoad" loext:mime-type="image/png"/></draw:frame></text:p>
      </style:header>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re&gt;</dc:title>
    <dc:subject>&lt;Titre du document&gt;</dc:subject>
    <meta:editing-cycles>62</meta:editing-cycles>
    <meta:creation-date>2019-09-28T15:39:09.338000000</meta:creation-date>
    <dc:date>2019-10-11T19:50:22.177000000</dc:date>
    <meta:editing-duration>PT5H25M55S</meta:editing-duration>
    <meta:generator>LibreOffice/6.2.4.2$Windows_X86_64 LibreOffice_project/2412653d852ce75f65fbfa83fb7e7b669a126d64</meta:generator>
    <meta:document-statistic meta:table-count="2" meta:image-count="2" meta:object-count="0" meta:page-count="3" meta:paragraph-count="45" meta:word-count="368" meta:character-count="2235" meta:non-whitespace-character-count="1907"/>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ModeleCourt" xlink:href=""/>
  </office:meta>
</office:document-meta>
</file>